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oto Serif" svg:font-family="'Noto Serif', 'DejaVu Serif'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weight="bold" officeooo:rsid="000d0b73" officeooo:paragraph-rsid="000d0b73" style:font-weight-asian="bold" style:font-weight-complex="bold"/>
    </style:style>
    <style:style style:name="P2" style:family="paragraph" style:parent-style-name="Standard">
      <style:text-properties style:font-name="Arial" officeooo:paragraph-rsid="000d0b73"/>
    </style:style>
    <style:style style:name="P3" style:family="paragraph" style:parent-style-name="Standard">
      <style:text-properties style:font-name="Arial" officeooo:rsid="000d28e2" officeooo:paragraph-rsid="000d28e2"/>
    </style:style>
    <style:style style:name="P4" style:family="paragraph" style:parent-style-name="Standard">
      <style:text-properties style:font-name="Arial" officeooo:paragraph-rsid="000d28e2"/>
    </style:style>
    <style:style style:name="P5" style:family="paragraph" style:parent-style-name="Standard">
      <style:text-properties style:font-name="Arial" fo:font-weight="bold" officeooo:paragraph-rsid="000d0b73" style:font-weight-asian="bold" style:font-weight-complex="bold"/>
    </style:style>
    <style:style style:name="P6" style:family="paragraph" style:parent-style-name="Standard">
      <style:text-properties fo:color="#2a6099" loext:opacity="100%" style:font-name="Arial" officeooo:paragraph-rsid="000d0b73"/>
    </style:style>
    <style:style style:name="P7" style:family="paragraph" style:parent-style-name="Standard">
      <style:text-properties officeooo:paragraph-rsid="000d28e2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officeooo:rsid="000d0b73"/>
    </style:style>
    <style:style style:name="T3" style:family="text">
      <style:text-properties fo:color="#2a6099" loext:opacity="100%" style:font-name="Arial1"/>
    </style:style>
    <style:style style:name="T4" style:family="text">
      <style:text-properties fo:color="#2a6099" loext:opacity="100%" style:font-name="Arial1" officeooo:rsid="000d28e2"/>
    </style:style>
    <style:style style:name="T5" style:family="text">
      <style:text-properties fo:color="#2a6099" loext:opacity="100%" style:font-name="Arial1" officeooo:rsid="000dfda3"/>
    </style:style>
    <style:style style:name="T6" style:family="text">
      <style:text-properties fo:color="#2a6099" loext:opacity="100%" officeooo:rsid="000d28e2"/>
    </style:style>
    <style:style style:name="T7" style:family="text">
      <style:text-properties fo:color="#2a6099" loext:opacity="100%" officeooo:rsid="000dfda3"/>
    </style:style>
    <style:style style:name="T8" style:family="text">
      <style:text-properties fo:color="#2a6099" loext:opacity="100%" style:font-name="Liberation Mono" officeooo:rsid="000dfda3" style:font-name-asian="NSimSun1" style:font-name-complex="Liberation Mono"/>
    </style:style>
    <style:style style:name="T9" style:family="text">
      <style:text-properties fo:font-variant="normal" fo:text-transform="none" style:font-name="Noto Serif" fo:font-size="12.75pt" fo:letter-spacing="normal" fo:font-style="normal" fo:font-weight="normal"/>
    </style:style>
    <style:style style:name="T10" style:family="text">
      <style:text-properties fo:font-variant="normal" fo:text-transform="none" fo:color="#2a6099" loext:opacity="100%" style:font-name="Noto Serif" fo:font-size="12.75pt" fo:letter-spacing="normal" fo:font-style="normal" fo:font-weight="normal" officeooo:rsid="000d28e2"/>
    </style:style>
    <style:style style:name="T11" style:family="text">
      <style:text-properties officeooo:rsid="000dfda3"/>
    </style:style>
    <style:style style:name="T1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iFi Lenguaje de Expresión (EL) </text:p>
      <text:p text:style-name="P5"/>
      <text:p text:style-name="P5"/>
      <text:p text:style-name="P5">Ejercicio: Explica cada una de estas expresiones EL </text:p>
      <text:p text:style-name="P2"/>
      <text:p text:style-name="P2"/>
      <text:p text:style-name="P2"><text:span text:style-name="T12">${fileSize:toNumber():toString()}</text:span> </text:p>
      <text:p text:style-name="P2"/>
      <text:p text:style-name="P2"><text:span text:style-name="T1">→</text:span> <text:span text:style-name="T2">Expresión que pasa el número del tamaño del archivo a tipo number y luego a tipo texto o cadena</text:span></text:p>
      <text:p text:style-name="P2"/>
      <text:p text:style-name="P2"/>
      <text:p text:style-name="P2"><text:span text:style-name="T12">${now():toNumber():minus(86400000)}</text:span> </text:p>
      <text:p text:style-name="P2"/>
      <text:p text:style-name="P3"><text:span text:style-name="T1">→ el método now() devuelve la fecha y el tiempo como objeto de tipo fecha, lo pasa a tipo numero y a esa cantidad le resta el número pasado por parámetro a la función minus()</text:span></text:p>
      <text:p text:style-name="P2"><text:s/></text:p>
      <text:p text:style-name="P2"/>
      <text:p text:style-name="P2"><text:span text:style-name="T12">${fileSize:multiply(1024)}</text:span> </text:p>
      <text:p text:style-name="P2"/>
      <text:p text:style-name="P3"><text:span text:style-name="T1">→ multiplica la cantidad del archivo por 1024</text:span></text:p>
      <text:p text:style-name="P2"/>
      <text:p text:style-name="P2"><text:span text:style-name="T12">${filename:contains('new’)}</text:span> </text:p>
      <text:p text:style-name="P2"/>
      <text:p text:style-name="P2"><text:span text:style-name="T3">→ </text:span><text:span text:style-name="T4">devuelve true o false si el nombre del archivo contiene la palabra “new”</text:span></text:p>
      <text:p text:style-name="P2"/>
      <text:p text:style-name="P2"><text:span text:style-name="T12">${nullFilename:isNull():ifElse('file does not exist', 'located file’)}</text:span> </text:p>
      <text:p text:style-name="P2"/>
      <text:p text:style-name="P4"><text:span text:style-name="T3">→ </text:span><text:span text:style-name="T4">comprueba si el nombre del archivo es nulo o no, si devuelve True, dirá ‘</text:span><text:span text:style-name="T6">file does not exist</text:span><text:span text:style-name="T4">’ en caso de que no sea nulo dirá </text:span><text:span text:style-name="T6">'located file’</text:span></text:p>
      <text:p text:style-name="P2"/>
      <text:p text:style-name="P2"><text:span text:style-name="T12">${allAttributes("abc", "xyz"):contains("world")}</text:span> </text:p>
      <text:p text:style-name="P2"/>
      <text:p text:style-name="P7"><text:span text:style-name="T3">→ </text:span><text:span text:style-name="T4">La expresión busca los valores de los atributos "abc" y "xyz", los combina o revisa, y luego verifica si contienen la palabra </text:span><text:span text:style-name="Source_20_Text"><text:span text:style-name="T6">"world"</text:span></text:span><text:span text:style-name="T4">. Si lo contienen, devuelve </text:span><text:span text:style-name="T5">True</text:span><text:span text:style-name="T4">; de lo contrario, devuelve </text:span><text:span text:style-name="T5">False</text:span><text:span text:style-name="T4">. </text:span></text:p>
      <text:p text:style-name="P4"><text:span text:style-name="T6"/></text:p>
      <text:p text:style-name="P4"><text:span text:style-name="T6"/></text:p>
      <text:p text:style-name="P2"/>
      <text:p text:style-name="P2"><text:span text:style-name="T12">${hostname()}-${now():format('yyyy-dd-MM')}-${filename}</text:span> </text:p>
      <text:p text:style-name="P2"/>
      <text:p text:style-name="P6">→ <text:span text:style-name="T11">devuelve el nombre de la maquina concatenado con un guion con la fecha y tiempo de hoy en formato año-dia-mes concatenado también con el nombre del archivo</text:span></text:p>
      <text:p text:style-name="P2"/>
      <text:p text:style-name="P2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oto Serif" svg:font-family="'Noto Serif', 'DejaVu Serif'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Arial" fo:font-weight="bold" officeooo:rsid="000d0b73" officeooo:paragraph-rsid="000d0b73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4T20:10:45.931000000</meta:creation-date>
    <dc:date>2024-10-14T20:39:47.486000000</dc:date>
    <meta:editing-duration>PT15S</meta:editing-duration>
    <meta:editing-cycles>1</meta:editing-cycles>
    <meta:document-statistic meta:table-count="0" meta:image-count="0" meta:object-count="0" meta:page-count="1" meta:paragraph-count="19" meta:word-count="201" meta:character-count="1313" meta:non-whitespace-character-count="1116"/>
    <meta:generator>LibreOffice/7.1.2.2$Windows_X86_64 LibreOffice_project/8a45595d069ef5570103caea1b71cc9d82b2aae4</meta:generator>
  </office:meta>
</office:document-meta>
</file>